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80000057F15FB9B3B.jpg"/>
  <manifest:file-entry manifest:media-type="image/jpeg" manifest:full-path="Pictures/100000000000030400000320A9F9B48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cm" svg:stroke-color="#ffffff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svg:stroke-width="0.051cm" svg:stroke-color="#ffffff" draw:marker-start-width="0.381cm" draw:marker-end-width="0.381cm" draw:stroke-linejoin="miter" draw:fill="none" draw:textarea-horizontal-align="center" draw:textarea-vertical-align="middle" draw:shadow="hidden" draw:shadow-offset-x="0.152cm" draw:shadow-offset-y="0.152cm" draw:color-mode="standard" draw:luminance="0%" draw:contrast="0%" draw:gamma="100%" draw:red="0%" draw:green="0%" draw:blue="0%" fo:clip="rect(5.131cm 13.716cm 7.696cm 17.145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2.699cm" svg:height="11.112cm" svg:x="0cm" svg:y="0cm">
          <draw:image xlink:href="Pictures/10000000000006480000057F15FB9B3B.jpg" xlink:type="simple" xlink:show="embed" xlink:actuate="onLoad">
            <text:p/>
          </draw:image>
        </draw:frame>
        <draw:line draw:style-name="gr2" draw:text-style-name="P1" draw:layer="layout" svg:x1="3.249cm" svg:y1="0.838cm" svg:x2="4.522cm" svg:y2="2.194cm">
          <text:p/>
        </draw:line>
        <draw:custom-shape draw:style-name="gr3" draw:text-style-name="P3" draw:layer="layout" svg:width="4.186cm" svg:height="0.469cm" svg:x="0.988cm" svg:y="0.386cm">
          <text:p text:style-name="P2"><text:span text:style-name="T1">Sniffer attached to laptop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237cm" svg:y1="6.18cm" svg:x2="3.936cm" svg:y2="5.326cm">
          <text:p/>
        </draw:line>
        <draw:line draw:style-name="gr4" draw:text-style-name="P1" draw:layer="layout" svg:x1="8.322cm" svg:y1="4.941cm" svg:x2="8.473cm" svg:y2="5.828cm">
          <text:p/>
        </draw:line>
        <draw:custom-shape draw:style-name="gr3" draw:text-style-name="P3" draw:layer="layout" svg:width="2.729cm" svg:height="0.469cm" svg:x="7.084cm" svg:y="4.574cm">
          <text:p text:style-name="P2"><text:span text:style-name="T1">Wireless EC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15cm" svg:y1="6.297cm" svg:x2="7.469cm" svg:y2="7.988cm">
          <text:p/>
        </draw:line>
        <draw:line draw:style-name="gr4" draw:text-style-name="P1" draw:layer="layout" svg:x1="7.301cm" svg:y1="6.163cm" svg:x2="9.562cm" svg:y2="6.347cm">
          <text:p/>
        </draw:line>
        <draw:line draw:style-name="gr4" draw:text-style-name="P1" draw:layer="layout" svg:x1="3.768cm" svg:y1="6.113cm" svg:x2="1.507cm" svg:y2="5.895cm">
          <text:p/>
        </draw:line>
        <draw:custom-shape draw:style-name="gr3" draw:text-style-name="P3" draw:layer="layout" svg:width="4.186cm" svg:height="0.469cm" svg:x="3.719cm" svg:y="5.913cm">
          <text:p text:style-name="P2"><text:span text:style-name="T1">Wireless pulse oximeters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359cm" svg:height="4.467cm" svg:x="0.179cm" svg:y="6.52cm">
          <draw:image xlink:href="Pictures/100000000000030400000320A9F9B48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1.4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Matt Welsh</meta:initial-creator>
    <meta:creation-date>2007-04-03T22:32:59</meta:creation-date>
    <dc:creator>Matt Welsh</dc:creator>
    <dc:date>2007-04-17T14:44:50</dc:date>
    <dc:language>en-US</dc:language>
    <meta:editing-cycles>6</meta:editing-cycles>
    <meta:editing-duration>PT16M31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